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7083in" fo:margin-left="-0.15in" style:page-number="auto" table:align="left"/>
    </style:style>
    <style:style style:name="Table1.A" style:family="table-column">
      <style:table-column-properties style:column-width="6.7083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5931in" fo:margin-left="0in" table:align="left"/>
    </style:style>
    <style:style style:name="Table2.A" style:family="table-column">
      <style:table-column-properties style:column-width="4.8236in"/>
    </style:style>
    <style:style style:name="Table2.B" style:family="table-column">
      <style:table-column-properties style:column-width="0.3931in"/>
    </style:style>
    <style:style style:name="Table2.C" style:family="table-column">
      <style:table-column-properties style:column-width="1.3764in"/>
    </style:style>
    <style:style style:name="Table2.1" style:family="table-row">
      <style:table-row-properties style:min-row-height="0.2639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5417in" fo:margin-left="0.0792in" table:align="left"/>
    </style:style>
    <style:style style:name="Table3.A" style:family="table-column">
      <style:table-column-properties style:column-width="1.0257in"/>
    </style:style>
    <style:style style:name="Table3.B" style:family="table-column">
      <style:table-column-properties style:column-width="0.1639in"/>
    </style:style>
    <style:style style:name="Table3.C" style:family="table-column">
      <style:table-column-properties style:column-width="2.4868in"/>
    </style:style>
    <style:style style:name="Table3.D" style:family="table-column">
      <style:table-column-properties style:column-width="2.8653in"/>
    </style:style>
    <style:style style:name="Table3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.B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1" style:family="table-cell">
      <style:table-cell-properties fo:padding-left="0.075in" fo:padding-right="0.075in" fo:padding-top="0in" fo:padding-bottom="0in" fo:border-left="none" fo:border-right="0.0069in solid #000000" fo:border-top="0.0069in solid #000000" fo:border-bottom="0.0069in solid #000000" style:writing-mode="lr-tb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fo:language="en" fo:country="US" style:font-name-complex="Tahoma"/>
    </style:style>
    <style:style style:name="P7" style:family="paragraph" style:parent-style-name="Normal">
      <style:paragraph-properties fo:margin-top="0in" fo:margin-bottom="0in" fo:line-height="100%"/>
    </style:style>
    <style:style style:name="P8" style:family="paragraph" style:parent-style-name="Normal">
      <style:paragraph-properties fo:margin-top="0in" fo:margin-bottom="0in" fo:line-height="100%" fo:text-align="center" style:justify-single-word="false"/>
    </style:style>
    <style:style style:name="P9" style:family="paragraph" style:parent-style-name="Normal">
      <style:paragraph-properties fo:margin-top="0in" fo:margin-bottom="0in" fo:line-height="100%"/>
      <style:text-properties fo:color="#181818" style:font-name="Tahoma" style:font-name-complex="Tahoma"/>
    </style:style>
    <style:style style:name="T1" style:family="text">
      <style:text-properties fo:color="#181818" style:font-name="Tahoma" style:font-name-complex="Tahoma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fo:language="en" fo:country="US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idsus-1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5">CATATAN SINGKAT ISI LAPORAN/PENGADUAN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">ASAL SURAT<text:tab/>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C1" office:value-type="string">
                  <text:p text:style-name="P2">{pelapor}, {asal_surat_lap}</text:p>
                </table:table-cell>
                <table:table-cell table:style-name="Table3.A1" office:value-type="string">
                  <text:p text:style-name="P2">Diterima tanggal <text:s/><text:tab/>:</text:p>
                  <text:p text:style-name="P2">{tgl_diterima}</text:p>
                </table:table-cell>
              </table:table-row>
              <table:table-row>
                <table:table-cell table:style-name="Table3.A1" office:value-type="string">
                  <text:p text:style-name="P7"><text:span text:style-name="Default_20_Paragraph_20_Font"><text:span text:style-name="T1">NOMOR SURAT</text:span></text:span>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C1" office:value-type="string">
                  <text:p text:style-name="P2">{no_surat_lap}</text:p>
                </table:table-cell>
                <table:table-cell table:style-name="Table3.A1" office:value-type="string">
                  <text:p text:style-name="P2">PEMBUAT CATATAN <text:tab/>:</text:p>
                  <text:p text:style-name="P2">{nama_penerima}</text:p>
                  <text:p text:style-name="P2">{jabatan_penerima}</text:p>
                  <text:p text:style-name="P2">NIP. {nip_penerima}</text:p>
                </table:table-cell>
              </table:table-row>
              <table:table-row>
                <table:table-cell table:style-name="Table3.A1" office:value-type="string">
                  <text:p text:style-name="P9">TANGGAL SURAT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C1" office:value-type="string">
                  <text:p text:style-name="P7"><text:span text:style-name="Default_20_Paragraph_20_Font"><text:span text:style-name="T2">{tgl_lap}</text:span></text:span></text:p>
                </table:table-cell>
                <table:table-cell table:style-name="Table3.A1" table:number-rows-spanned="3" office:value-type="string">
                  <text:p text:style-name="P6">{flag}KEPALA {nama_satker}</text:p>
                  <text:p text:style-name="P8"><text:span text:style-name="Default_20_Paragraph_20_Font"><text:span text:style-name="T2">{penandatangan_jabatan}</text:span></text:span></text:p>
                  <text:p text:style-name="P4"/>
                  <text:p text:style-name="P4"/>
                  <text:p text:style-name="P4">{nama_penandatangan}</text:p>
                  <text:p text:style-name="P8"><text:span text:style-name="Default_20_Paragraph_20_Font"><text:span text:style-name="T2">{pangkat_penandatangan}</text:span></text:span><text:span text:style-name="Default_20_Paragraph_20_Font"><text:span text:style-name="T3">/</text:span></text:span><text:span text:style-name="Default_20_Paragraph_20_Font"><text:span text:style-name="T2">NIP.{nip_penandatangan}</text:span></text:span></text:p>
                </table:table-cell>
              </table:table-row>
              <table:table-row>
                <table:table-cell table:style-name="Table3.A1" office:value-type="string">
                  <text:p text:style-name="P9">PERIHAL<text:tab/>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C1" office:value-type="string">
                  <text:p text:style-name="P2">{perihal_lap}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9">ISI<text:tab/><text:tab/></text:p>
                  <text:p text:style-name="P9"/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C1" office:value-type="string">
                  <text:p text:style-name="P2">{isi_surat_lap}</text:p>
                </table:table-cell>
                <table:covered-table-cell/>
              </table:table-row>
            </table:table>
            <text:p text:style-name="P2"/>
          </table:table-cell>
        </table:table-row>
      </table:table>
      <text:p text:style-name="Normal"><text:span text:style-name="Default_20_Paragraph_20_Font"><text:span text:style-name="T2">{uraian_surat_lap}</text:span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/></text:span></text:p>
      <text:p text:style-name="Footer"><text:span text:style-name="Default_20_Paragraph_20_Font"><text:span text:style-name="T2">{QRCODE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dc:creator>danar wido</dc:creator>
    <meta:creation-date>2015-09-02T00:20:00Z</meta:creation-date>
    <dc:date>2016-05-20T10:14:02.60</dc:date>
    <meta:editing-cycles>55</meta:editing-cycles>
    <meta:editing-duration>PT2H6M29S</meta:editing-duration>
    <meta:document-statistic meta:table-count="3" meta:image-count="0" meta:object-count="0" meta:page-count="1" meta:paragraph-count="30" meta:word-count="43" meta:character-count="435"/>
    <meta:template xlink:type="simple" xlink:actuate="onRequest" xlink:title="" xlink:href="Normal.dotm"/>
  </office:meta>
</office:document-meta>
</file>